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bleMetaDataContext.getSchem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isGetGeneratedKeys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matchInParameterValuesWithInsertColumns( Map &lt; String , ? &gt; in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ableMetaDataContext.setAccessTableColumnMetaData( boolean accessTableColumn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get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matchInParameterValuesWithInsertColumns( SqlParameterSource parameter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TableMetaDataContext.createInsertString( String ... generatedKeyName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TableMetaDataContext.setSchemaName( @ Nullable String schem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isAccessTableColumn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setTableName( @ Nullable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getCatalo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getSimpleQueryForGetGeneratedKey( String tableName , String key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isOverrideIncludeSynonym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processMetaData( DataSource dataSource , List &lt; String &gt; declaredColumns , String [ ] generatedKe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MetaDataContext.obtainMetaData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bleMetaDataContext.createInsertTyp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ableMetaDataContext.setCatalogName( @ Nullable String cata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reconcileColumnsToUse( List &lt; String &gt; declaredColumns , String [ ] generatedKeyNam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ableMetaDataContext.setOverrideIncludeSynonymsDefault( boolean 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getTableColum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isGetGeneratedKeysSimu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Context.isGeneratedKeysColumnNameArray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